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arial" svg:font-family="arial, geneva, verdana, arial, sans-serif"/>
    <style:font-face style:name="felix titling" svg:font-family="'felix titling', georgia, geneva, verdana, arial, 'comic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left="0in" fo:margin-right="0in" fo:text-align="justify" style:justify-single-word="false" fo:text-indent="0in" style:auto-text-indent="false"/>
      <style:text-properties fo:font-variant="normal" fo:text-transform="none" fo:color="#333333" style:font-name="arial" fo:font-size="9pt" fo:letter-spacing="normal" fo:font-style="normal" fo:font-weight="normal"/>
    </style:style>
    <style:style style:name="P3" style:family="paragraph" style:parent-style-name="Text_20_body" style:list-style-name="L1">
      <style:paragraph-properties fo:margin-left="0in" fo:margin-right="0in" fo:text-indent="0in" style:auto-text-indent="false"/>
      <style:text-properties fo:font-variant="normal" fo:text-transform="none" fo:color="#333333" style:font-name="arial" fo:font-size="9pt" fo:letter-spacing="normal" fo:font-style="normal" fo:font-weight="normal"/>
    </style:style>
    <style:style style:name="P4" style:family="paragraph" style:parent-style-name="Text_20_body">
      <style:paragraph-properties fo:margin-left="0in" fo:margin-right="0in" fo:text-align="justify" style:justify-single-word="false" fo:text-indent="0in" style:auto-text-indent="false"/>
    </style:style>
    <style:style style:name="T1" style:family="text">
      <style:text-properties fo:font-weight="bold"/>
    </style:style>
    <style:style style:name="T2" style:family="text">
      <style:text-properties fo:color="#000066" style:font-name="felix titling" fo:font-size="12pt" fo:font-weight="bold"/>
    </style:style>
    <style:style style:name="T3" style:family="text">
      <style:text-properties fo:font-variant="normal" fo:text-transform="none" fo:color="#000066" style:font-name="felix titling" fo:font-size="12pt" fo:letter-spacing="normal" fo:font-style="normal" fo:font-weight="bold"/>
    </style:style>
    <style:style style:name="T4" style:family="text">
      <style:text-properties fo:font-variant="normal" fo:text-transform="none" fo:color="#333333" style:font-name="arial" fo:font-size="9pt" fo:letter-spacing="normal" fo:font-style="normal" fo:font-weight="bold"/>
    </style:style>
    <style:style style:name="T5" style:family="text">
      <style:text-properties fo:font-variant="normal" fo:text-transform="none" fo:color="#333333" style:font-name="arial" fo:font-size="9pt" fo:letter-spacing="normal" fo:font-style="normal" fo:font-weight="normal"/>
    </style:style>
    <style:style style:name="T6" style:family="text">
      <style:text-properties fo:font-variant="normal" fo:text-transform="none" fo:color="#333333" style:font-name="arial" fo:font-size="9pt" fo:letter-spacing="normal" fo:font-style="italic" fo:font-weight="bold"/>
    </style:style>
    <style:style style:name="T7" style:family="text">
      <style:text-properties fo:font-variant="normal" fo:text-transform="none" fo:color="#333333" fo:letter-spacing="normal"/>
    </style:style>
    <style:style style:name="fr1" style:family="graphic" style:parent-style-name="Graphics">
      <style:graphic-properties fo:margin-left="0in" fo:margin-right="0in" fo:margin-top="0.0728in" fo:margin-bottom="0.0728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Annual Scholarship Awards - 2015 </text:span><text:line-break/><text:line-break/><text:line-break/><draw:frame draw:style-name="fr1" draw:name="graphics1" text:anchor-type="as-char" svg:width="0.7862in" style:rel-width="100%" svg:height="0.0311in" draw:z-index="1"><draw:image xlink:href="http://www.abbottandfenner.com/picts/paragraph-line.jpg" xlink:type="simple" xlink:show="embed" xlink:actuate="onLoad"/></draw:frame><text:line-break/><text:line-break/><text:span text:style-name="T2">General Information</text:span><text:line-break/><text:line-break/><text:span text:style-name="T1">Abbott &amp; Fenner</text:span> are committed to continuing our efforts at helping those who have the desire and ambition to succeed.<text:line-break/>The winner(s) of this annual scholarship will receive their award within 2 weeks of the listed deadline. All applicants should include their full name and mailing address with their submissions.<text:line-break/><draw:frame draw:style-name="fr1" draw:name="graphics2" text:anchor-type="as-char" svg:width="0.7862in" style:rel-width="100%" svg:height="0.0311in" draw:z-index="2"><draw:image xlink:href="http://www.abbottandfenner.com/picts/paragraph-line.jpg" xlink:type="simple" xlink:show="embed" xlink:actuate="onLoad"/></draw:frame></text:p>
      <text:p text:style-name="P1"><text:span text:style-name="T3">Deadline and Eligibility</text:span><text:line-break/><text:line-break/><text:span text:style-name="T4">RENEWED DEADLINE: June 15, 2015<text:line-break/><text:line-break/>AWARD VALUE: $1,000 </text:span><text:line-break/><text:span text:style-name="T7"> </text:span></text:p>
      <text:list xml:id="list4196782940409350726" text:style-name="L1">
        <text:list-item>
          <text:p text:style-name="P3">The A&amp;F Scholarships are available to all high school juniors and seniors as well as all students currently registered in any accredited post secondary institution.</text:p>
        </text:list-item>
      </text:list>
      <text:p text:style-name="P4"><text:span text:style-name="T7"><draw:frame draw:style-name="fr1" draw:name="graphics3" text:anchor-type="as-char" svg:width="0.7862in" style:rel-width="100%" svg:height="0.0311in" draw:z-index="0"><draw:image xlink:href="http://www.abbottandfenner.com/picts/paragraph-line.jpg" xlink:type="simple" xlink:show="embed" xlink:actuate="onLoad"/></draw:frame></text:span><text:span text:style-name="T5"><text:line-break/><text:line-break/><text:line-break/></text:span><text:span text:style-name="Strong_20_Emphasis"><text:span text:style-name="T3">Application Procedure for 2015</text:span></text:span><text:span text:style-name="T5"><text:line-break/><text:line-break/>To apply for this scholarship you will need to write an essay on the topic below. The essay should be between 500 and 1000 words. Your submissions must be sent to us by email at: </text:span><text:span text:style-name="T6">scholarships@abbottandfenner.com</text:span><text:span text:style-name="T5"><text:line-break/><text:line-break/>Describe your educational career </text:span><text:span text:style-name="T4">and</text:span><text:span text:style-name="T5"> life goals.  Explain your plan for achieving these goals.  Include your degree/major, why you selected it, and how this degree/major will help you achieve your goals.</text:span></text:p>
      <text:p text:style-name="Standard">Hello, my name is Armani Willis. I chose my major to be Computer Science because it relates to the use of a tool most important to the development of modern humanity and integral to every aspect of sophisticated organization. This knowledge makes computer science important to my goals because it will allow me to better appreciate natural organizational systems for use in other branches of science.</text:p>
      <text:p text:style-name="Standard"/>
      <text:p text:style-name="Standard">After I gain knowledge of computers, it will serve as a base for me to branch out into other scientific fields. I can select other fields such as mathematics, biology, or business as my secondary scientific source of study. I chose these fields because I see business as a scientific field. It should be considered as one since it also relies heavily on inquiry in order to function correctly. Mathematics is the basis of all scientific fields, and biology covers the most complex topics of the scientific fields, and allows us to see the world in terms of a collusion of those fields.</text:p>
      <text:p text:style-name="Standard"/>
      <text:p text:style-name="Standard">For these reasons, these topics are important life goals to achieve. The reason for that is due to the many things that I have to contribute not as an ordinary researcher, but as a purveyor of truths before unseen. These truths are very fundamental to reality, and thus will require knowledge in all these fields in order to bring new concepts and inquiries to the societies of people.</text:p>
      <text:p text:style-name="Standard"/>
      <text:p text:style-name="Standard">With these new scientific concepts introduced, implementation of these concepts would be my third major career goal. Notice that I do not require complete introduction to any of the three major subjects for pursuing. Implementing these concepts will also require knowledge of engineering and the engineering field. The first portion of the engineering stage will involve the equipment needed to proof my statements, and the second portion would be to make these capabilities available to the public.</text:p>
      <text:p text:style-name="Standard"/>
      <text:p text:style-name="Standard"><text:soft-page-break/>The process necessary for me to gain the ability to initialize the third and longest stage of my career would be to first apply to internships and then jobs relating to my field. From there, I would hope to be recognized by a reputable institution. By this time, I would then hope that they don't mind that I publish my work on the internet, and that they do not insist that I do so. From there, I would then have to create</text:p>
      <text:p text:style-name="Standard">demand for the thing that I am trying to do. </text:p>
      <text:p text:style-name="Standard"/>
      <text:p text:style-name="Standard">The importance of the thing that I am trying to do is to finally unify the many people into one coherant cohesion. For far too long, the problem of the perception of distance between people has been treated from a human point of view, where it is the humanity of the situation that is causing the problems. I have seen this problem being addressed and I have realized that the problem was never being addressed. This is so for the same reason that a person is born.</text:p>
      <text:p text:style-name="Standard"/>
      <text:p text:style-name="Standard">Why is a person born? Ask any person, and he cannot tell you why he became born, only why he was born. People do not choose their own circumstances. They make conditions above their own circumstances that circumvent their own realities. Since these conditions come by technology, then there must be technology for appending the perception of distance from the many people.</text:p>
      <text:p text:style-name="Standard"/>
      <text:p text:style-name="Standard">given the current technologies, we are far more capable of being aware of each other, and being aware of nature itself. this technology comes in the form of cell phones, television, radio, the telegraph, and the postal and transportation services. although these technologies bridge physical differences, they do not address the problems of people being accepted on a general perspective. It is possible to have all these things and still feel distance from society at large. To solve many of humanity's problems, this is the topic for research and application.</text:p>
      <text:p text:style-name="Standard"/>
      <text:p text:style-name="Standard">Solving these problems is important to be since they have been left unsolved for much of human history. Also, there are more technologies yet more advanced and sophisticated that require this tech in order to be wide spread and well implemented throughout the society. My technology would then be a sort <text:s/>of stepping stone on the way to things that would require whatever my technology would allow to happen by solving the problems which include the inability to do those new things. Doing this will allow humanity to become more comfortable with itself such that things that seem very serious now are but foolishness to those future people, and so the everyday man will have a much better picture of the world the way it is.</text:p>
      <text:p text:style-name="Standard"/>
      <text:p text:style-name="Standard">To recap, my goals for the future orbit around the development of the societies of mankind. I do the standard work like everyone else, then do the more serious task of teaching my own way and whatever benefits come from learning things this way. After branching out from computer science into the wider world of scientific fields, I hope to become able to turn this knowledge into a way for man to know better by himself.</text:p>
      <text:p text:style-name="Standard"/>
      <text:p text:style-name="Standard">In doing so, I can find fulfillment for whatever I am doing to benefit my field. My fulfillment would then come by seeing to different various things for those people. In this way, the things that I find enjoyable would also be for my fulfillment, and enjoyment would also come by the product of my achievements. Also, it fulfills the pursuit of scientific endeavor, which is also a major part of the enjoy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arial" svg:font-family="arial, geneva, verdana, arial, sans-serif"/>
    <style:font-face style:name="felix titling" svg:font-family="'felix titling', georgia, geneva, verdana, arial, 'comic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rmani willis</meta:initial-creator>
    <meta:creation-date>2015-01-01T16:37:39.94</meta:creation-date>
    <dc:date>2015-01-01T23:22:31.29</dc:date>
    <dc:creator>armani willis</dc:creator>
    <meta:editing-duration>PT6H44M49S</meta:editing-duration>
    <meta:editing-cycles>5</meta:editing-cycles>
    <meta:generator>OpenOffice/4.1.0$Win32 OpenOffice.org_project/410m18$Build-9764</meta:generator>
    <meta:document-statistic meta:table-count="0" meta:image-count="3" meta:object-count="0" meta:page-count="2" meta:paragraph-count="16" meta:word-count="1085" meta:character-count="6364"/>
  </office:meta>
</office:document-meta>
</file>